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style:text-properties style:font-name="Arial" fo:language="es" fo:country="ES" style:font-name-complex="Arial1"/>
    </style:style>
    <style:style style:name="P5" style:family="paragraph" style:parent-style-name="Standard">
      <style:paragraph-properties fo:line-height="150%" fo:text-align="center" style:justify-single-word="false"/>
      <style:text-properties style:font-name="Arial" fo:language="es" fo:country="ES" style:font-name-complex="Arial1"/>
    </style:style>
    <style:style style:name="P6" style:family="paragraph" style:parent-style-name="Standard">
      <style:paragraph-properties fo:line-height="115%" fo:text-align="justify" style:justify-single-word="false"/>
      <style:text-properties style:font-name="Arial" fo:language="es" fo:country="ES" style:font-name-complex="Arial1"/>
    </style:style>
    <style:style style:name="P7" style:family="paragraph" style:parent-style-name="Standard">
      <style:paragraph-properties fo:line-height="150%" fo:text-align="justify" style:justify-single-word="false"/>
      <style:text-properties officeooo:rsid="00184b34" officeooo:paragraph-rsid="00184b34"/>
    </style:style>
    <style:style style:name="P8" style:family="paragraph" style:parent-style-name="Standard">
      <style:paragraph-properties fo:margin-top="0cm" fo:margin-bottom="0cm" style:contextual-spacing="false" fo:line-height="115%" fo:text-align="end" style:justify-single-word="false"/>
    </style:style>
    <style:style style:name="P9" style:family="paragraph" style:parent-style-name="Standard">
      <style:paragraph-properties fo:margin-top="0cm" fo:margin-bottom="0cm" style:contextual-spacing="false" fo:line-height="115%" fo:text-align="end" style:justify-single-word="false"/>
      <style:text-properties style:font-name="Arial" fo:language="es" fo:country="ES" fo:font-style="italic" style:font-style-asian="italic" style:font-name-complex="Arial1" style:font-style-complex="italic"/>
    </style:style>
    <style:style style:name="T1" style:family="text">
      <style:text-properties style:font-name="Arial" fo:language="es" fo:country="ES" style:font-name-complex="Arial1"/>
    </style:style>
    <style:style style:name="T2" style:family="text">
      <style:text-properties style:font-name="Arial" fo:language="es" fo:country="ES" fo:font-style="italic" style:font-style-asian="italic" style:font-name-complex="Arial1" style:font-style-complex="italic"/>
    </style:style>
    <style:style style:name="T3" style:family="text">
      <style:text-properties style:font-name="Arial" fo:language="es" fo:country="ES" fo:font-weight="bold" style:font-weight-asian="bold" style:font-name-complex="Arial1"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úmero y título del eje</text:span></text:p>
      <text:p text:style-name="P4"/>
      <text:p text:style-name="P2"><text:span text:style-name="T1">TÍTULO</text:span></text:p>
      <text:p text:style-name="P5"/>
      <text:p text:style-name="P8"><text:span text:style-name="T1">Apellido y nombre 1</text:span></text:p>
      <text:p text:style-name="P8"><text:span text:style-name="T1">Filiación institucional 1</text:span></text:p>
      <text:p text:style-name="P8"><text:span text:style-name="T2">Correo electrónico 1</text:span></text:p>
      <text:p text:style-name="P9"/>
      <text:p text:style-name="P8"><text:span text:style-name="T1">Apellido y nombre 2</text:span></text:p>
      <text:p text:style-name="P8"><text:span text:style-name="T1">Filiación institucional 2</text:span></text:p>
      <text:p text:style-name="P8"><text:span text:style-name="T2">Correo electrónico 2</text:span></text:p>
      <text:p text:style-name="P6"/>
      <text:p text:style-name="P3"><text:span text:style-name="T3">RESUMEN</text:span></text:p>
      <text:p text:style-name="P3"><text:span text:style-name="T1">El resumen deberá contar con una extensión entre 700 y 1000 palabras sin contar las referencias bibliográficas. Letra Arial 11, interlineado 1.5, márgenes de 3cms por lado. En su interior, se debe hacer constar los objetivos, hipótesis si la hubiera, metodología y principales resultados. Pueden incluirse gráficos, imágenes, mapas y figuras en general, las cuales deberán estar ubicadas en su lugar en el texto, deberán ser referenciadas, y contarán con título y fuente por fuera de la figura, Arial 10 en negrita y centrado.</text:span></text:p>
      <text:p text:style-name="P7"><text:span text:style-name="T1"/></text:p>
      <text:p text:style-name="P3"><text:span text:style-name="T1">PALABRAS CLAVE: PALABRA CLAVE 1; PALABRA CLAVE 2; PALABRA CLAVE 3… (HASTA 5)</text:span></text:p>
      <text:p text:style-name="P3"><text:span text:style-name="T1">REFERENCIAS BIBLIOGRÁFICAS: seguir las pautas consignadas en </text:span><text:a xlink:type="simple" xlink:href="https://www.fahce.unlp.edu.ar/facultad/secretarias-y-prosecretarias/prosecretaria-de-gestion-editorial-y-difusion/normas-para-autores/tramite-210906095546149759" text:style-name="Internet_20_link" text:visited-style-name="Visited_20_Internet_20_Link"><text:span text:style-name="Internet_20_link"><text:span text:style-name="T1">este enlace</text:span></text:span></text:a></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A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A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epto.  Geografía</meta:initial-creator>
    <meta:editing-cycles>5</meta:editing-cycles>
    <meta:creation-date>2022-08-29T13:00:00</meta:creation-date>
    <dc:date>2022-09-30T17:56:31.403000000</dc:date>
    <meta:editing-duration>PT36M56S</meta:editing-duration>
    <meta:generator>LibreOffice/7.1.3.2$Windows_X86_64 LibreOffice_project/47f78053abe362b9384784d31a6e56f8511eb1c1</meta:generator>
    <meta:document-statistic meta:table-count="0" meta:image-count="0" meta:object-count="0" meta:page-count="1" meta:paragraph-count="12" meta:word-count="133" meta:character-count="838" meta:non-whitespace-character-count="717"/>
    <meta:user-defined meta:name="AppVersion">16.0000</meta:user-defined>
    <meta:template xlink:type="simple" xlink:actuate="onRequest" xlink:title="Normal" xlink:href=""/>
  </office:meta>
</office:document-meta>
</file>